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06cm" draw:stroke-linejoin="round" draw:fill="solid" draw:fill-color="#12527f"/>
    </style:style>
  </office:automatic-styles>
  <office:body>
    <office:drawing>
      <draw:page draw:name="page1" draw:style-name="dp1" draw:master-page-name="Default">
        <draw:path draw:style-name="gr1" draw:layer="layout" svg:width="1.039cm" svg:height="1.021cm" draw:transform="rotate (0.807389311972577) translate (0.602448866900632cm 1.29745553934431cm)" svg:viewBox="0 0 1040 1022" svg:d="M169 408l-1 304c0-7 737-709 740-712l132 138c3 2-744 705-738 716l313 1-167 167h-448v-44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681cm" fo:page-height="2.6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1-28T10:34:28.078322054</dc:date>
    <meta:editing-duration>PT2M33S</meta:editing-duration>
    <meta:editing-cycles>2</meta:editing-cycles>
    <meta:document-statistic meta:object-count="1"/>
  </office:meta>
</office:document-meta>
</file>